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182dc2" officeooo:paragraph-rsid="00182dc2" style:font-size-asian="80pt" style:font-weight-asian="bold" style:font-size-complex="8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3. Actividades</text:p>
      <text:p text:style-name="P2">Académ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04:27.387792214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3" meta:character-count="24" meta:non-whitespace-character-count="23"/>
  </office:meta>
</office:document-meta>
</file>